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draw:fill="solid" draw:fill-color="#fafad2" draw:fill-image-width="0cm" draw:fill-image-height="0cm"/>
    </style:style>
    <style:style style:name="gr1" style:family="graphic" style:parent-style-name="standard">
      <style:graphic-properties svg:stroke-width="0.03cm" draw:marker-start-width="0.245cm" draw:marker-end-width="0.245cm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draw:stroke="none" svg:stroke-color="#000000" draw:fill="none" draw:fill-color="#ffffff" fo:min-height="1.1cm"/>
    </style:style>
    <style:style style:name="gr3" style:family="graphic" style:parent-style-name="objectwithoutfill">
      <style:graphic-properties svg:stroke-width="0.03cm" draw:marker-start-width="0.245cm" draw:marker-end="Arrow" draw:marker-end-width="0.15cm" draw:fill="none" draw:textarea-vertical-align="middle" fo:padding-top="0.14cm" fo:padding-bottom="0.14cm" fo:padding-left="0.265cm" fo:padding-right="0.265cm"/>
    </style:style>
    <style:style style:name="gr4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inux Libertine O'" style:font-pitch="variable"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text-properties fo:font-family="'Linux Libertine O'" style:font-pitch="variable" fo:font-size="10pt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'Linux Libertine O'" style:font-pitch="variable" fo:font-size="10pt" style:font-size-asian="10pt" style:font-size-complex="10pt"/>
    </style:style>
    <style:style style:name="T1" style:family="text">
      <style:text-properties fo:font-family="'Linux Libertine O'" style:font-style-name="Regular" fo:font-size="12pt" style:font-family-asian="'Linux Libertine O'" style:font-style-name-asian="Regular" style:font-size-asian="12pt" style:font-family-complex="'Linux Libertine O'" style:font-style-name-complex="Regular" style:font-size-complex="12pt"/>
    </style:style>
    <style:style style:name="T2" style:family="text">
      <style:text-properties fo:font-family="'Linux Libertine O'" style:font-pitch="variable" fo:font-size="10pt" style:font-size-asian="10pt" style:font-size-complex="10pt"/>
    </style:style>
    <style:style style:name="T3" style:family="text">
      <style:text-properties fo:font-family="'Linux Libertine O'" style:font-style-name="Regular" fo:font-size="10pt" style:font-family-asian="'Linux Libertine O'" style:font-style-name-asian="Regular" style:font-size-asian="10pt" style:font-family-complex="'Linux Libertine O'" style:font-style-name-complex="Regular" style:font-size-complex="10pt"/>
    </style:style>
    <style:style style:name="T4" style:family="text">
      <style:text-properties fo:font-family="'Linux Libertine O'" style:font-pitch="variable" fo:font-size="10pt" style:font-family-asian="'Linux Libertine O'" style:font-style-name-asian="Regular" style:font-size-asian="10pt" style:font-family-complex="'Linux Libertine O'" style:font-style-name-complex="Regular" style:font-size-complex="10pt"/>
    </style:style>
    <style:style style:name="T5" style:family="text">
      <style:text-properties fo:font-family="'Linux Libertine O'" style:font-style-name="Regular" fo:font-size="10pt" style:font-family-asian="'Linux Libertine O'" style:font-style-name-asian="Regular" style:font-size-asian="10pt" style:font-family-complex="'Linux Libertine O'" style:font-style-name-complex="Regular" style:font-size-complex="10pt"/>
    </style:style>
    <style:style style:name="T6" style:family="text">
      <style:text-properties fo:font-family="'Linux Libertine O'" style:font-pitch="variable" fo:font-size="10pt" style:font-family-asian="'Linux Libertine O'" style:font-style-name-asian="Regular" style:font-size-asian="10pt" style:font-family-complex="'Linux Libertine O'" style:font-style-name-complex="Regular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2" xml:id="id1" draw:id="id1" draw:layer="layout" svg:width="1cm" svg:height="1cm" svg:x="3.6cm" svg:y="0.4cm"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3.8cm" svg:height="1.35cm" svg:x="0cm" svg:y="0.58cm">
          <draw:text-box>
            <text:p text:style-name="P3"><text:span text:style-name="T2">k</text:span><text:span text:style-name="T3">₀</text:span><text:span text:style-name="T4">=11</text:span></text:p>
          </draw:text-box>
        </draw:frame>
        <draw:custom-shape draw:style-name="gr1" draw:text-style-name="P2" xml:id="id2" draw:id="id2" draw:layer="layout" svg:width="1cm" svg:height="1cm" svg:x="1.6cm" svg:y="2.3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746cm" svg:y1="1.254cm" svg:x2="2.454cm" svg:y2="2.446cm" draw:start-shape="id1" draw:start-glue-point="7" draw:end-shape="id2" draw:end-glue-point="11" svg:d="m3746 1254-1292 1192">
          <text:p/>
        </draw:connector>
        <draw:connector draw:style-name="gr3" draw:text-style-name="P1" draw:layer="layout" draw:type="line" svg:x1="4.454cm" svg:y1="1.254cm" svg:x2="5.746cm" svg:y2="2.446cm" draw:start-shape="id1" draw:start-glue-point="9" draw:end-shape="id3" draw:end-glue-point="5" svg:d="m4454 1254 1292 1192">
          <text:p/>
        </draw:connector>
        <draw:frame draw:style-name="gr2" draw:text-style-name="P4" draw:layer="layout" svg:width="3.8cm" svg:height="1.35cm" svg:x="2.2cm" svg:y="1.28cm">
          <draw:text-box>
            <text:p text:style-name="P5"><text:span text:style-name="T3">x₂₅</text:span><text:span text:style-name="T4">=0</text:span></text:p>
          </draw:text-box>
        </draw:frame>
        <draw:custom-shape draw:style-name="gr1" draw:text-style-name="P2" xml:id="id4" draw:id="id4" draw:layer="layout" svg:width="1cm" svg:height="1cm" svg:x="5.6cm" svg:y="6.1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3.8cm" svg:height="1.35cm" svg:x="2cm" svg:y="6.28cm">
          <draw:text-box>
            <text:p text:style-name="P3"><text:span text:style-name="T2">k</text:span><text:span text:style-name="T3">₅</text:span><text:span text:style-name="T4">=13</text:span></text:p>
          </draw:text-box>
        </draw:frame>
        <draw:custom-shape draw:style-name="gr1" draw:text-style-name="P2" xml:id="id5" draw:id="id5" draw:layer="layout" svg:width="1cm" svg:height="1cm" svg:x="3.6cm" svg:y="8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cm" svg:height="1cm" svg:x="7.6cm" svg:y="8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746cm" svg:y1="6.954cm" svg:x2="4.454cm" svg:y2="8.146cm" draw:start-shape="id4" draw:start-glue-point="7" draw:end-shape="id5" draw:end-glue-point="11" svg:d="m5746 6954-1292 1192">
          <text:p/>
        </draw:connector>
        <draw:connector draw:style-name="gr3" draw:text-style-name="P1" draw:layer="layout" draw:type="line" svg:x1="6.454cm" svg:y1="6.954cm" svg:x2="7.746cm" svg:y2="8.146cm" draw:start-shape="id4" draw:start-glue-point="9" draw:end-shape="id6" draw:end-glue-point="5" svg:d="m6454 6954 1292 1192">
          <text:p/>
        </draw:connector>
        <draw:frame draw:style-name="gr2" draw:text-style-name="P4" draw:layer="layout" svg:width="3.8cm" svg:height="1.35cm" svg:x="2.7cm" svg:y="7.58cm">
          <draw:text-box>
            <text:p text:style-name="P5"><text:span text:style-name="T3">x₅₄</text:span><text:span text:style-name="T4">=1</text:span></text:p>
          </draw:text-box>
        </draw:frame>
        <draw:frame draw:style-name="gr2" draw:text-style-name="P4" draw:layer="layout" svg:width="3.8cm" svg:height="1.35cm" svg:x="4.2cm" svg:y="6.98cm">
          <draw:text-box>
            <text:p text:style-name="P5"><text:span text:style-name="T3">x₅₄</text:span><text:span text:style-name="T4">=0</text:span></text:p>
          </draw:text-box>
        </draw:frame>
        <draw:custom-shape draw:style-name="gr1" draw:text-style-name="P2" xml:id="id7" draw:id="id7" draw:layer="layout" svg:width="1cm" svg:height="1cm" svg:x="7.6cm" svg:y="4.2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3.8cm" svg:height="1.35cm" svg:x="4cm" svg:y="4.38cm">
          <draw:text-box>
            <text:p text:style-name="P3"><text:span text:style-name="T2">k</text:span><text:span text:style-name="T3">₄</text:span><text:span text:style-name="T4">=13</text:span></text:p>
          </draw:text-box>
        </draw:frame>
        <draw:custom-shape draw:style-name="gr1" draw:text-style-name="P2" xml:id="id8" draw:id="id8" draw:layer="layout" svg:width="1cm" svg:height="1cm" svg:x="9.6cm" svg:y="6.1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7.746cm" svg:y1="5.054cm" svg:x2="6.454cm" svg:y2="6.246cm" draw:start-shape="id7" draw:start-glue-point="7" draw:end-shape="id4" draw:end-glue-point="11" svg:d="m7746 5054-1292 1192">
          <text:p/>
        </draw:connector>
        <draw:connector draw:style-name="gr3" draw:text-style-name="P1" draw:layer="layout" draw:type="line" svg:x1="8.454cm" svg:y1="5.054cm" svg:x2="9.746cm" svg:y2="6.246cm" draw:start-shape="id7" draw:start-glue-point="9" draw:end-shape="id8" draw:end-glue-point="5" svg:d="m8454 5054 1292 1192">
          <text:p/>
        </draw:connector>
        <draw:frame draw:style-name="gr2" draw:text-style-name="P4" draw:layer="layout" svg:width="3.8cm" svg:height="1.35cm" svg:x="8.9cm" svg:y="5.18cm">
          <draw:text-box>
            <text:p text:style-name="P5"><text:span text:style-name="T3">x₄₃</text:span><text:span text:style-name="T4">=1</text:span></text:p>
          </draw:text-box>
        </draw:frame>
        <draw:frame draw:style-name="gr2" draw:text-style-name="P4" draw:layer="layout" svg:width="3.8cm" svg:height="1.35cm" svg:x="6.2cm" svg:y="5.08cm">
          <draw:text-box>
            <text:p text:style-name="P5"><text:span text:style-name="T3">x₄₃</text:span><text:span text:style-name="T4">=0</text:span></text:p>
          </draw:text-box>
        </draw:frame>
        <draw:frame draw:style-name="gr2" draw:text-style-name="P6" draw:layer="layout" svg:width="3.8cm" svg:height="1.35cm" svg:x="6.5cm" svg:y="6.28cm">
          <draw:text-box>
            <text:p text:style-name="P5"><text:span text:style-name="T3">ε</text:span><text:span text:style-name="T4">=3</text:span></text:p>
          </draw:text-box>
        </draw:frame>
        <draw:custom-shape draw:style-name="gr1" draw:text-style-name="P2" xml:id="id3" draw:id="id3" draw:layer="layout" svg:width="1cm" svg:height="1cm" svg:x="5.6cm" svg:y="2.3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3.8cm" svg:height="1.35cm" svg:x="2cm" svg:y="2.48cm">
          <draw:text-box>
            <text:p text:style-name="P3"><text:span text:style-name="T2">k</text:span><text:span text:style-name="T3">₂</text:span><text:span text:style-name="T4">=13</text:span></text:p>
          </draw:text-box>
        </draw:frame>
        <draw:custom-shape draw:style-name="gr1" draw:text-style-name="P2" xml:id="id9" draw:id="id9" draw:layer="layout" svg:width="1cm" svg:height="1cm" svg:x="3.6cm" svg:y="4.2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746cm" svg:y1="3.154cm" svg:x2="4.454cm" svg:y2="4.346cm" draw:start-shape="id3" draw:start-glue-point="7" draw:end-shape="id9" draw:end-glue-point="11" svg:d="m5746 3154-1292 1192">
          <text:p/>
        </draw:connector>
        <draw:connector draw:style-name="gr3" draw:text-style-name="P1" draw:layer="layout" draw:type="line" svg:x1="6.454cm" svg:y1="3.154cm" svg:x2="7.746cm" svg:y2="4.346cm" draw:start-shape="id3" draw:start-glue-point="9" draw:end-shape="id7" draw:end-glue-point="5" svg:d="m6454 3154 1292 1192">
          <text:p/>
        </draw:connector>
        <draw:frame draw:style-name="gr2" draw:text-style-name="P4" draw:layer="layout" svg:width="3.8cm" svg:height="1.35cm" svg:x="6.8cm" svg:y="3.18cm">
          <draw:text-box>
            <text:p text:style-name="P5"><text:span text:style-name="T3">x₃₁</text:span><text:span text:style-name="T4">=1</text:span></text:p>
          </draw:text-box>
        </draw:frame>
        <draw:frame draw:style-name="gr2" draw:text-style-name="P4" draw:layer="layout" svg:width="3.8cm" svg:height="1.35cm" svg:x="4.2cm" svg:y="3.18cm">
          <draw:text-box>
            <text:p text:style-name="P5"><text:span text:style-name="T3">x₃₁</text:span><text:span text:style-name="T4">=0</text:span></text:p>
          </draw:text-box>
        </draw:frame>
        <draw:frame draw:style-name="gr2" draw:text-style-name="P6" draw:layer="layout" svg:width="3.8cm" svg:height="1.35cm" svg:x="6.5cm" svg:y="2.48cm">
          <draw:text-box>
            <text:p text:style-name="P5"><text:span text:style-name="T3">ε</text:span><text:span text:style-name="T4">=1</text:span></text:p>
          </draw:text-box>
        </draw:frame>
        <draw:frame draw:style-name="gr2" draw:text-style-name="P4" draw:layer="layout" svg:width="3.8cm" svg:height="1.35cm" svg:x="4.8cm" svg:y="1.28cm">
          <draw:text-box>
            <text:p text:style-name="P5"><text:span text:style-name="T3">x₂₅</text:span><text:span text:style-name="T4">=1</text:span></text:p>
          </draw:text-box>
        </draw:frame>
        <draw:frame draw:style-name="gr2" draw:text-style-name="P6" draw:layer="layout" svg:width="3.8cm" svg:height="1.35cm" svg:x="8.5cm" svg:y="4.48cm">
          <draw:text-box>
            <text:p text:style-name="P5"><text:span text:style-name="T3">ε</text:span><text:span text:style-name="T4">=3</text:span></text:p>
          </draw:text-box>
        </draw:frame>
        <draw:frame draw:style-name="gr2" draw:text-style-name="P4" draw:layer="layout" svg:width="3.8cm" svg:height="1.35cm" svg:x="-2cm" svg:y="2.48cm">
          <draw:text-box>
            <text:p text:style-name="P3"><text:span text:style-name="T2">k</text:span><text:span text:style-name="T5">₁</text:span><text:span text:style-name="T4">=15</text:span></text:p>
          </draw:text-box>
        </draw:frame>
        <draw:frame draw:style-name="gr2" draw:text-style-name="P4" draw:layer="layout" svg:width="3.8cm" svg:height="1.35cm" svg:x="0cm" svg:y="4.38cm">
          <draw:text-box>
            <text:p text:style-name="P3"><text:span text:style-name="T2">k</text:span><text:span text:style-name="T5">₃</text:span><text:span text:style-name="T4">=18</text:span></text:p>
          </draw:text-box>
        </draw:frame>
        <draw:frame draw:style-name="gr2" draw:text-style-name="P4" draw:layer="layout" svg:width="3.8cm" svg:height="1.35cm" svg:x="0cm" svg:y="8.18cm">
          <draw:text-box>
            <text:p text:style-name="P3"><text:span text:style-name="T2">k</text:span><text:span text:style-name="T5">₇</text:span><text:span text:style-name="T4">=23</text:span></text:p>
          </draw:text-box>
        </draw:frame>
        <draw:frame draw:style-name="gr2" draw:text-style-name="P4" draw:layer="layout" svg:width="3.8cm" svg:height="1.35cm" svg:x="7.96cm" svg:y="6.28cm">
          <draw:text-box>
            <text:p text:style-name="P3"><text:span text:style-name="T6">z</text:span><text:span text:style-name="T5">₆</text:span><text:span text:style-name="T4">=14</text:span></text:p>
          </draw:text-box>
        </draw:frame>
        <draw:connector draw:style-name="gr4" draw:text-style-name="P1" draw:layer="layout" draw:type="line" svg:x1="10.1cm" svg:y1="7.1cm" svg:x2="10.1cm" svg:y2="7.3cm" draw:start-shape="id8" draw:start-glue-point="8" draw:end-shape="id10" draw:end-glue-point="0" svg:d="m10100 7100v200">
          <text:p/>
        </draw:connector>
        <draw:line draw:style-name="gr4" draw:text-style-name="P1" xml:id="id10" draw:id="id10" draw:layer="layout" svg:x1="9.9cm" svg:y1="7.3cm" svg:x2="10.3cm" svg:y2="7.3cm">
          <text:p/>
        </draw:line>
        <draw:frame draw:style-name="gr2" draw:text-style-name="P4" draw:layer="layout" svg:width="3.8cm" svg:height="1.35cm" svg:x="5.965cm" svg:y="8.18cm">
          <draw:text-box>
            <text:p text:style-name="P3"><text:span text:style-name="T6">z</text:span><text:span text:style-name="T5">₈</text:span><text:span text:style-name="T4">=18</text:span></text:p>
          </draw:text-box>
        </draw:frame>
        <draw:line draw:style-name="gr4" draw:text-style-name="P1" xml:id="id11" draw:id="id11" draw:layer="layout" svg:x1="7.9cm" svg:y1="9.2cm" svg:x2="8.3cm" svg:y2="9.2cm">
          <text:p/>
        </draw:line>
        <draw:connector draw:style-name="gr4" draw:text-style-name="P1" draw:layer="layout" draw:type="line" svg:x1="8.1cm" svg:y1="9cm" svg:x2="8.1cm" svg:y2="9.2cm" draw:start-shape="id6" draw:start-glue-point="8" draw:end-shape="id11" draw:end-glue-point="0" svg:d="m8100 9000v2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10cm" style:print-orientation="portrait"/>
    </style:page-layout>
    <style:style style:name="Mdp1" style:family="drawing-page">
      <style:drawing-page-properties draw:background-size="border" draw:fill="solid" draw:fill-color="#fafad2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alázs </meta:initial-creator>
    <meta:creation-date>2012-04-30T18:24:18</meta:creation-date>
    <dc:date>2012-05-02T09:28:48</dc:date>
    <dc:creator>Balázs </dc:creator>
    <meta:editing-duration>PT1H36M26S</meta:editing-duration>
    <meta:editing-cycles>16</meta:editing-cycles>
    <meta:generator>LibreOffice/3.5$Linux_X86_64 LibreOffice_project/350m1$Build-202</meta:generator>
    <meta:document-statistic meta:object-count="41"/>
  </office:meta>
</office:document-meta>
</file>